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140400" calcext:value-type="float">
            <text:p>1404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50000" calcext:value-type="float">
            <text:p>15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9600" calcext:value-type="float">
            <text:p>9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17600" calcext:value-type="float">
            <text:p>217600</text:p>
          </table:table-cell>
          <table:table-cell table:style-name="ce15" table:formula="of:=SUM([.K22:.K28])" office:value-type="float" office:value="210000" calcext:value-type="float">
            <text:p>21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2036.79653679654" calcext:value-type="float">
            <text:p>2036.79653679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Mher</text:p>
          </table:table-cell>
          <table:table-cell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C84])" office:value-type="float" office:value="786.796536796537" calcext:value-type="float">
            <text:p>786.796536796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E84];[.F84])" office:value-type="float" office:value="2770.12987012987" calcext:value-type="float">
            <text:p>2770.12987012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1" office:value-type="float" office:value="733.333333333333" calcext:value-type="float">
            <text:p>733.3333333333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1983.33333333333" calcext:value-type="float">
            <text:p>1983.333333333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5])" office:value-type="float" office:value="58089.393939394" calcext:value-type="float">
            <text:p>58089.393939394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2:38:10.676922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8T12:38:47.108490779</dc:date>
    <meta:editing-duration>P11DT1H23M36S</meta:editing-duration>
    <meta:editing-cycles>3373</meta:editing-cycles>
    <meta:generator>LibreOffice/4.2.8.2$Linux_X86_64 LibreOffice_project/420m0$Build-2</meta:generator>
    <meta:document-statistic meta:table-count="20" meta:cell-count="9300" meta:object-count="0"/>
  </office:meta>
</office:document-meta>
</file>